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hetsarath OT1" svg:font-family="'Phetsarath OT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Phetsarath OT" svg:font-family="'Phetsarath OT'" style:font-family-generic="system" style:font-pitch="variable"/>
  </office:font-face-decls>
  <office:automatic-styles>
    <style:style style:name="P1" style:family="paragraph" style:parent-style-name="Standard">
      <style:text-properties officeooo:rsid="00036f00" officeooo:paragraph-rsid="00036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preprocessing</text:p>
      <text:p text:style-name="Standard"><text:a xlink:type="simple" xlink:href="https://www.kdnuggets.com/2020/07/easy-guide-data-preprocessing-python.html" text:style-name="Internet_20_link" text:visited-style-name="Visited_20_Internet_20_Link">https://www.kdnuggets.com/2020/07/easy-guide-data-preprocessing-python.html</text:a></text:p>
      <text:p text:style-name="Standard"><text:a xlink:type="simple" xlink:href="https://www.section.io/engineering-education/data-preprocessing-python/" text:style-name="Internet_20_link" text:visited-style-name="Visited_20_Internet_20_Link">https://www.section.io/engineering-education/data-preprocessing-python/</text:a></text:p>
      <text:p text:style-name="Standard"><text:a xlink:type="simple" xlink:href="https://www.tutorialspoint.com/machine_learning_with_python/machine_learning_with_python_data_preprocessing_analysis_visualization.htm" text:style-name="Internet_20_link" text:visited-style-name="Visited_20_Internet_20_Link">https://www.tutorialspoint.com/machine_learning_with_python/machine_learning_with_python_data_preprocessing_analysis_visualization.htm</text:a></text:p>
      <text:p text:style-name="Standard"><text:a xlink:type="simple" xlink:href="https://viso.ai/deep-learning/data-preprocessing-techniques-for-machine-learning-with-python/" text:style-name="Internet_20_link" text:visited-style-name="Visited_20_Internet_20_Link">https://viso.ai/deep-learning/data-preprocessing-techniques-for-machine-learning-with-python/</text:a></text:p>
      <text:p text:style-name="Standard">https://data-flair.training/blogs/python-ml-data-preprocessing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hetsarath OT1" svg:font-family="'Phetsarath OT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Phetsarath OT" svg:font-family="'Phetsarath O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Phetsarath OT" style:font-size-complex="12pt" style:language-complex="lo" style:country-complex="L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Phetsarath OT" style:font-size-complex="12pt" style:language-complex="lo" style:country-complex="L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Phetsarath OT" style:font-family-complex="'Phetsarath OT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Phetsarath OT1" style:font-family-complex="'Phetsarath OT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Phetsarath OT1" style:font-family-complex="'Phetsarath OT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Phetsarath OT1" style:font-family-complex="'Phetsarath OT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1T12:04:28.913629658</meta:creation-date>
    <dc:date>2022-03-11T12:07:07.416816899</dc:date>
    <meta:editing-duration>PT2M38S</meta:editing-duration>
    <meta:editing-cycles>1</meta:editing-cycles>
    <meta:document-statistic meta:table-count="0" meta:image-count="0" meta:object-count="0" meta:page-count="1" meta:paragraph-count="6" meta:word-count="7" meta:character-count="454" meta:non-whitespace-character-count="453"/>
    <meta:generator>LibreOffice/5.4.0.3$Linux_X86_64 LibreOffice_project/7556cbc6811c9d992f4064ab9287069087d7f62c</meta:generator>
  </office:meta>
</office:document-meta>
</file>